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7.62cm" fo:padding-top="1.27cm" fo:padding-bottom="1.27cm" fo:padding-left="1.27cm" fo:padding-right="1.2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svg:stroke-width="0.102cm" svg:stroke-color="#ff3333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3.302cm" fo:padding-top="1.27cm" fo:padding-bottom="1.27cm" fo:padding-left="1.27cm" fo:padding-right="1.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7.62cm" fo:padding-top="0.254cm" fo:padding-bottom="0.254cm" fo:padding-left="0.254cm" fo:padding-right="0.254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5.842cm" fo:padding-top="0.254cm" fo:padding-bottom="0.254cm" fo:padding-left="0.254cm" fo:padding-right="0.254cm"/>
    </style:style>
    <style:style style:name="gr10" style:family="graphic" style:parent-style-name="standard">
      <style:graphic-properties draw:stroke="dash" draw:stroke-dash="Fine_20_Dashed" svg:stroke-width="0.051cm" svg:stroke-color="#ff3333" draw:marker-start-width="0.276cm" draw:marker-end-width="0.276cm" draw:fill="none" draw:textarea-horizontal-align="left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5.296cm" fo:padding-top="0.254cm" fo:padding-bottom="0.254cm" fo:padding-left="0.254cm" fo:padding-right="0.25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style:font-name="Arial Black"/>
    </style:style>
    <style:style style:name="P2" style:family="paragraph">
      <style:text-properties style:font-name="Courier New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paragraph-properties fo:text-align="center"/>
      <style:text-properties style:font-name="Courier New"/>
    </style:style>
    <style:style style:name="P7" style:family="paragraph">
      <style:paragraph-properties fo:line-height="150%"/>
      <style:text-properties style:font-name="Courier New"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3333"/>
    </style:style>
    <style:style style:name="P10" style:family="paragraph">
      <style:paragraph-properties fo:text-align="start"/>
      <style:text-properties style:font-name="Courier New" fo:font-size="15pt" style:font-size-asian="15pt" style:font-size-complex="15pt"/>
    </style:style>
    <style:style style:name="P11" style:family="paragraph">
      <style:paragraph-properties fo:line-height="150%" fo:text-align="start"/>
      <style:text-properties style:font-name="Courier New" fo:font-size="15pt" style:font-size-asian="15pt" style:font-size-complex="15pt"/>
    </style:style>
    <style:style style:name="T1" style:family="text">
      <style:text-properties style:font-name="Arial Black" fo:font-size="80pt" style:font-size-asian="80pt" style:font-size-complex="80pt"/>
    </style:style>
    <style:style style:name="T2" style:family="text">
      <style:text-properties style:font-name="Arial Black" fo:font-size="40pt" style:font-size-asian="40pt" style:font-size-complex="40pt"/>
    </style:style>
    <style:style style:name="T3" style:family="text">
      <style:text-properties style:font-name="Courier New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3333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style:font-name="Courier New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MegaL</text:span></text:p>
            <text:p text:style-name="P1"><text:span text:style-name="T2">Traceability Link Recove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Declared Traceability Links</text:p>
          </draw:text-box>
        </draw:frame>
        <draw:g>
          <draw:frame draw:style-name="gr2" draw:text-style-name="P2" draw:layer="layout" svg:width="20.574cm" svg:height="11.229cm" svg:x="3.713cm" svg:y="5.334cm">
            <draw:text-box>
              <text:p text:style-name="P2"><text:span text:style-name="T3">model Test</text:span></text:p>
              <text:p text:style-name="P2"><text:span text:style-name="T3">import Prelude</text:span></text:p>
              <text:p text:style-name="P2"><text:span text:style-name="T3"/></text:p>
              <text:p text:style-name="P2"><text:span text:style-name="T3">Foo : Artifact</text:span></text:p>
              <text:p text:style-name="P2"><text:span text:style-name="T3">Bar : Artifact</text:span></text:p>
              <text:p text:style-name="P2"><text:span text:style-name="T3"/></text:p>
              <text:p text:style-name="P2"><text:span text:style-name="T3">Foo correspondsTo Bar</text:span></text:p>
              <text:p text:style-name="P2"><text:span text:style-name="T3"/></text:p>
              <text:p text:style-name="P2"><text:span text:style-name="T3">Foo = “/path/to/foo1.ext”</text:span></text:p>
              <text:p text:style-name="P2"><text:span text:style-name="T3">Foo = “/path/to/foo2.ext”</text:span></text:p>
              <text:p text:style-name="P2"><text:span text:style-name="T3">Bar = “/path/to/bar1.ext”</text:span></text:p>
              <text:p text:style-name="P2"><text:span text:style-name="T3">Bar = “/path/to/bar2.ext”</text:span></text:p>
            </draw:text-box>
          </draw:frame>
          <draw:frame draw:style-name="gr3" draw:text-style-name="P3" draw:layer="layout" svg:width="7.366cm" svg:height="1.017cm" svg:x="10.317cm" svg:y="16.609cm">
            <draw:text-box>
              <text:p text:style-name="P3"><text:span text:style-name="T4">Test.megal</text:span></text:p>
            </draw:text-box>
          </draw:frame>
        </draw:g>
        <draw:custom-shape draw:style-name="gr4" draw:text-style-name="P4" draw:layer="layout" svg:width="1.778cm" svg:height="4.064cm" svg:x="14.232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5" draw:layer="layout" svg:width="7.366cm" svg:height="4.318cm" svg:x="16.51cm" svg:y="11.684cm">
          <text:p text:style-name="P4"><text:span text:style-name="T5">Binding 4 Artifacts</text:span></text:p>
          <text:p text:style-name="P4"><text:span text:style-name="T5">=</text:span></text:p>
          <text:p text:style-name="P4"><text:span text:style-name="T5">Declaring 4 Lin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Declared Traceability Links</text:p>
          </draw:text-box>
        </draw:frame>
        <draw:frame draw:style-name="gr6" draw:text-style-name="P6" draw:layer="layout" svg:width="24.892cm" svg:height="5.842cm" svg:x="1.524cm" svg:y="6.096cm">
          <draw:text-box>
            <text:p text:style-name="P6"><text:span text:style-name="T3">correspondsTo(“/path/to/foo1.ext”,“/path/to/bar1.ext”)</text:span></text:p>
            <text:p text:style-name="P6"><text:span text:style-name="T3">correspondsTo(“/path/to/foo1.ext”,“/path/to/bar2.ext”)</text:span></text:p>
            <text:p text:style-name="P6"><text:span text:style-name="T3">correspondsTo(“/path/to/foo2.ext”,“/path/to/bar1.ext”)</text:span></text:p>
            <text:p text:style-name="P6"><text:span text:style-name="T3">correspondsTo(“/path/to/foo2.ext”,“/path/to/bar2.ext”)</text:span></text:p>
          </draw:text-box>
        </draw:frame>
        <draw:frame draw:style-name="gr7" draw:text-style-name="P4" draw:layer="layout" svg:width="16.764cm" svg:height="0.962cm" svg:x="5.588cm" svg:y="13.462cm">
          <draw:text-box>
            <text:p text:style-name="P4">Recovered Traceability Link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g>
          <draw:frame draw:style-name="gr2" draw:text-style-name="P2" draw:layer="layout" svg:width="20.574cm" svg:height="11.229cm" svg:x="3.713cm" svg:y="5.334cm">
            <draw:text-box>
              <text:p text:style-name="P2"><text:span text:style-name="T3">model Prelude</text:span></text:p>
              <text:p text:style-name="P2"><text:span text:style-name="T3">…</text:span></text:p>
              <text:p text:style-name="P2"><text:span text:style-name="T3">File &lt; Artifact</text:span></text:p>
              <text:p text:style-name="P2"><text:span text:style-name="T3">Folder &lt; Artifact</text:span></text:p>
              <text:p text:style-name="P2"><text:span text:style-name="T3">Fragment &lt; Artifact</text:span></text:p>
              <text:p text:style-name="P2"><text:span text:style-name="T3">…</text:span></text:p>
              <text:p text:style-name="P2"><text:span text:style-name="T3">partOf &lt; Artifact * Artifact</text:span></text:p>
              <text:p text:style-name="P2"><text:span text:style-name="T3">partOf &lt; Artifact * Technology</text:span></text:p>
              <text:p text:style-name="P2"><text:span text:style-name="T3">partOf &lt; Technology * Technology</text:span></text:p>
              <text:p text:style-name="P2"><text:span text:style-name="T3">partOf &lt; Language * Technology</text:span></text:p>
              <text:p text:style-name="P2"><text:span text:style-name="T3">…</text:span></text:p>
              <text:p text:style-name="P2"><text:span text:style-name="T3">elementOf &lt; File * Language</text:span></text:p>
            </draw:text-box>
          </draw:frame>
          <draw:frame draw:style-name="gr3" draw:text-style-name="P3" draw:layer="layout" svg:width="7.366cm" svg:height="1.017cm" svg:x="10.317cm" svg:y="16.609cm">
            <draw:text-box>
              <text:p text:style-name="P3"><text:span text:style-name="T4">Prelude.megal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frame draw:style-name="gr8" draw:text-style-name="P7" draw:layer="layout" svg:width="10.16cm" svg:height="14.136cm" svg:x="3.186cm" svg:y="5.588cm">
          <draw:text-box>
            <text:p text:style-name="P7"><text:span text:style-name="T6">model Test</text:span></text:p>
            <text:p text:style-name="P7"><text:span text:style-name="T6">FooBarTech : Technology</text:span></text:p>
            <text:p text:style-name="P7"><text:span text:style-name="T6">FooLang : Language</text:span></text:p>
            <text:p text:style-name="P7"><text:span text:style-name="T6">BarLang : Language</text:span></text:p>
            <text:p text:style-name="P7"><text:span text:style-name="T6"/></text:p>
            <text:p text:style-name="P7"><text:span text:style-name="T6">FooLang partOf FooBarTech</text:span></text:p>
            <text:p text:style-name="P7"><text:span text:style-name="T6">BarLang partOf FooBarTech</text:span></text:p>
            <text:p text:style-name="P7"><text:span text:style-name="T6"/></text:p>
            <text:p text:style-name="P7"><text:span text:style-name="T6">Foo : Artifact</text:span></text:p>
            <text:p text:style-name="P7"><text:span text:style-name="T6">Foo elementOf FooLang</text:span></text:p>
            <text:p text:style-name="P7"><text:span text:style-name="T6">Bar : Artifact</text:span></text:p>
            <text:p text:style-name="P7"><text:span text:style-name="T6">Bar elementOf BarLang</text:span></text:p>
            <text:p text:style-name="P7"><text:span text:style-name="T6"/></text:p>
            <text:p text:style-name="P7"><text:span text:style-name="T6">Foo correspondsTo Bar</text:span></text:p>
            <text:p text:style-name="P7"><text:span text:style-name="T6"/></text:p>
            <text:p text:style-name="P7"><text:span text:style-name="T6">Foo = “/path/to/foo1.ext”</text:span></text:p>
            <text:p text:style-name="P7"><text:span text:style-name="T6">Foo = “/path/to/foo2.ext”</text:span></text:p>
            <text:p text:style-name="P7"><text:span text:style-name="T6">Bar = “/path/to/bar1.ext”</text:span></text:p>
            <text:p text:style-name="P7"><text:span text:style-name="T6">Bar = “/path/to/bar2.ext”</text:span></text:p>
          </draw:text-box>
        </draw:frame>
        <draw:frame draw:style-name="gr7" draw:layer="layout" svg:width="16.002cm" svg:height="0.962cm" svg:x="5.999cm" svg:y="4.043cm">
          <draw:text-box>
            <text:p text:style-name="P4">Additional Info needed to infer traceability links</text:p>
          </draw:text-box>
        </draw:frame>
        <draw:frame draw:style-name="gr9" draw:text-style-name="P7" draw:layer="layout" svg:width="10.16cm" svg:height="6.35cm" svg:x="14.478cm" svg:y="5.588cm">
          <draw:text-box>
            <text:p text:style-name="P7"><text:span text:style-name="T6">FooPart : Fragment</text:span></text:p>
            <text:p text:style-name="P7"><text:span text:style-name="T6">FooPart partOf Foo</text:span></text:p>
            <text:p text:style-name="P7"><text:span text:style-name="T6">FooPart elementOf FooLang</text:span></text:p>
            <text:p text:style-name="P7"><text:span text:style-name="T6"/></text:p>
            <text:p text:style-name="P7"><text:span text:style-name="T6">BarPart : Fragment</text:span></text:p>
            <text:p text:style-name="P7"><text:span text:style-name="T6">BarPart partOf Bar</text:span></text:p>
            <text:p text:style-name="P7"><text:span text:style-name="T6">BarPart elementOf BarLang</text:span></text:p>
          </draw:text-box>
        </draw:frame>
        <draw:custom-shape draw:style-name="gr10" draw:text-style-name="P9" draw:layer="layout" svg:width="9.998cm" svg:height="7.366cm" svg:x="14.64cm" svg:y="12.192cm">
          <text:p text:style-name="P8"><text:span text:style-name="T5">1. We need FooLang/BarLang</text:span></text:p>
          <text:p text:style-name="P8"><text:span text:style-name="T5">in order to select the right</text:span></text:p>
          <text:p text:style-name="P8"><text:span text:style-name="T5">fragment parser.</text:span></text:p>
          <text:p text:style-name="P8"><text:span text:style-name="T5"/></text:p>
          <text:p text:style-name="P8"><text:span text:style-name="T5">2. We neet partOf/elementOf </text:span></text:p>
          <text:p text:style-name="P8"><text:span text:style-name="T5">declarations in order to infer</text:span></text:p>
          <text:p text:style-name="P8"><text:span text:style-name="T5">traceability link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frame draw:style-name="gr11" draw:text-style-name="P10" draw:layer="layout" svg:width="24.892cm" svg:height="5.804cm" svg:x="1.524cm" svg:y="6.896cm">
          <draw:text-box>
            <text:p text:style-name="P10"><text:span text:style-name="T7"/></text:p>
            <text:list text:style-name="L3">
              <text:list-item>
                <text:p text:style-name="P11"><text:span text:style-name="T7">correspondsTo(“/path/to/foo1.ext”,“/path/to/bar1.ext”)</text:span></text:p>
                <text:list>
                  <text:list-item>
                    <text:p text:style-name="P11"><text:span text:style-name="T7">correspondsTo(“/path/to/foo1.ext/foopartN”,“/path/to/bar1.ext/barpartI”)</text:span></text:p>
                  </text:list-item>
                  <text:list-item>
                    <text:p text:style-name="P11"><text:span text:style-name="T7">...</text:span></text:p>
                  </text:list-item>
                  <text:list-item>
                    <text:p text:style-name="P11"><text:span text:style-name="T7">correspondsTo(“/path/to/foo1.ext/foopartM”,“/path/to/bar1.ext/barpartJ”)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6.764cm" svg:height="0.962cm" svg:x="5.588cm" svg:y="13.462cm">
          <draw:text-box>
            <text:p text:style-name="P4">(Hopefully) Recovered Traceability Link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Inferred Traceability Links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Do we base traceability link inference </text:p>
            <text:p>on partOf/elementOf hierarchies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 Black" fo:font-family="'Arial Black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 Black" fo:font-family="'Arial Black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rial Black" fo:font-family="'Arial Black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ial Black" fo:font-family="'Arial Black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 Black" fo:font-family="'Arial Black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 Black" fo:font-family="'Arial Black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 Black" fo:font-family="'Arial Black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 Black" fo:font-family="'Arial Black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5-03-30T10:27:59.644535553</meta:creation-date>
    <dc:date>2015-03-30T11:37:41.240361417</dc:date>
    <dc:creator>darjeeling </dc:creator>
    <meta:editing-duration>PT1H8M42S</meta:editing-duration>
    <meta:editing-cycles>8</meta:editing-cycles>
    <meta:generator>LibreOffice/4.2.7.2$Linux_X86_64 LibreOffice_project/420m0$Build-2</meta:generator>
    <meta:document-statistic meta:object-count="59"/>
  </office:meta>
</office:document-meta>
</file>